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083in" style:text-autospace="none"/>
    </style:style>
    <style:style style:name="P2" style:family="paragraph" style:parent-style-name="CodeSample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CodeSample">
      <style:paragraph-properties fo:margin-left="0.4925in" fo:margin-right="0in" fo:text-indent="0in" style:auto-text-indent="false"/>
      <style:text-properties fo:font-size="12pt" fo:background-color="#00ff00" style:font-size-asian="12pt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fo:font-size="12pt" style:font-size-asian="12pt" style:font-size-complex="12pt"/>
    </style:style>
    <style:style style:name="P7" style:family="paragraph" style:parent-style-name="Standard" style:list-style-name="L3"/>
    <style:style style:name="P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margin-top="0in" fo:margin-bottom="0.2083in" style:text-autospace="none"/>
      <style:text-properties fo:color="#262626" style:font-name="Helvetica" fo:font-size="14pt" style:font-name-asian="Helvetica" style:font-size-asian="14pt" style:font-name-complex="Helvetica" style:font-size-complex="14pt"/>
    </style:style>
    <style:style style:name="P11" style:family="paragraph" style:parent-style-name="Heading_20_1">
      <style:paragraph-properties fo:margin-top="0.1665in" fo:margin-bottom="0.0835in" fo:keep-with-next="always"/>
    </style:style>
    <style:style style:name="P12" style:family="paragraph" style:parent-style-name="Heading_20_1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13" style:family="paragraph" style:parent-style-name="Heading_20_1" style:list-style-name="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14" style:family="paragraph" style:parent-style-name="Heading_20_1">
      <style:paragraph-properties fo:margin-top="0.1665in" fo:margin-bottom="0.0835in" fo:break-before="page" fo:keep-with-next="always"/>
    </style:style>
    <style:style style:name="P15" style:family="paragraph" style:parent-style-name="Heading_20_1">
      <style:paragraph-properties fo:margin-top="0.1665in" fo:margin-bottom="0.0835in" fo:break-before="page"/>
      <style:text-properties style:font-name="Arial" style:font-name-asian="Arial Unicode MS" style:font-name-complex="Arial Unicode MS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deSample" style:list-style-name="L1"/>
    <style:style style:name="P20" style:family="paragraph" style:parent-style-name="CodeSample" style:list-style-name="L2"/>
    <style:style style:name="P21" style:family="paragraph" style:parent-style-name="CodeSample">
      <style:paragraph-properties fo:margin-left="0.4925in" fo:margin-right="0in" fo:text-indent="0in" style:auto-text-indent="false"/>
    </style:style>
    <style:style style:name="P22" style:family="paragraph" style:parent-style-name="CodeSample" style:list-style-name="L2">
      <style:paragraph-properties fo:margin-left="0.4925in" fo:margin-right="0in" fo:text-indent="0in" style:auto-text-indent="false"/>
      <style:text-properties fo:font-size="12pt" fo:background-color="#ff0000" style:font-size-asian="12pt" style:font-size-complex="12pt"/>
    </style:style>
    <style:style style:name="T1" style:family="text">
      <style:text-properties fo:background-color="#ff0000"/>
    </style:style>
    <style:style style:name="T2" style:family="text">
      <style:text-properties fo:color="#262626" style:font-name="Helvetica" fo:font-size="14pt" style:font-name-asian="Helvetica" style:font-size-asian="14pt" style:font-name-complex="Helvetica" style:font-size-complex="14pt"/>
    </style:style>
    <style:style style:name="T3" style:family="text">
      <style:text-properties fo:color="#262626"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fo:color="#262626" style:font-name="Helvetica" style:font-name-asian="Helvetica" style:font-name-complex="Helvetica"/>
    </style:style>
    <style:style style:name="T5" style:family="text">
      <style:text-properties fo:color="#262626" style:font-name="Courier" fo:font-size="12pt" style:font-name-asian="Courier" style:font-size-asian="12pt" style:font-name-complex="Courier" style:font-size-complex="12pt"/>
    </style:style>
    <style:style style:name="T6" style:family="text">
      <style:text-properties fo:color="#262626" style:font-name="Courier" fo:font-size="12pt" fo:font-style="italic" fo:font-weight="bold" style:font-name-asian="Courier" style:font-size-asian="12pt" style:font-style-asian="italic" style:font-weight-asian="bold" style:font-name-complex="Courier" style:font-size-complex="12pt" style:font-style-complex="italic" style:font-weight-complex="bold"/>
    </style:style>
    <style:style style:name="T7" style:family="text">
      <style:text-properties fo:color="#262626" style:font-name="Courier" fo:font-size="13pt" style:font-name-asian="Courier" style:font-size-asian="13pt" style:font-name-complex="Courier" style:font-size-complex="13pt"/>
    </style:style>
    <style:style style:name="T8" style:family="text">
      <style:text-properties fo:color="#262626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9" style:family="text">
      <style:text-properties fo:color="#262626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0" style:family="text">
      <style:text-properties fo:color="#262626" style:font-name="Courier" style:font-name-asian="Courier" style:font-name-complex="Courier"/>
    </style:style>
    <style:style style:name="T11" style:family="text">
      <style:text-properties fo:color="#262626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2" style:family="text">
      <style:text-properties fo:color="#262626" style:font-name="Courier-Bold" fo:font-size="13pt" fo:font-weight="bold" style:font-name-asian="Courier-Bold" style:font-size-asian="13pt" style:font-weight-asian="bold" style:font-name-complex="Courier-Bold" style:font-size-complex="13pt" style:font-weight-complex="bold"/>
    </style:style>
    <style:style style:name="T13" style:family="text">
      <style:text-properties fo:color="#262626" style:font-name="Courier-Bold" fo:font-size="13pt" fo:font-style="normal" fo:font-weight="bold" style:font-name-asian="Courier-Bold" style:font-size-asian="13pt" style:font-style-asian="normal" style:font-weight-asian="bold" style:font-name-complex="Courier-Bold" style:font-size-complex="13pt" style:font-style-complex="normal" style:font-weight-complex="bold"/>
    </style:style>
    <style:style style:name="T14" style:family="text">
      <style:text-properties fo:color="#262626" style:font-name="Courier-Bold" fo:font-style="normal" fo:font-weight="bold" style:font-name-asian="Courier-Bold" style:font-style-asian="normal" style:font-weight-asian="bold" style:font-name-complex="Courier-Bold" style:font-style-complex="normal" style:font-weight-complex="bold"/>
    </style:style>
    <style:style style:name="T15" style:family="text">
      <style:text-properties fo:color="#262626" style:font-name="Courier-Bold" fo:font-size="12pt" fo:font-style="normal" fo:font-weight="bold" style:font-name-asian="Courier-Bold" style:font-size-asian="12pt" style:font-style-asian="normal" style:font-weight-asian="bold" style:font-name-complex="Courier-Bold" style:font-size-complex="12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background-color="#00ff00"/>
    </style:style>
    <style:style style:name="T19" style:family="text">
      <style:text-properties fo:color="#118987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20" style:family="text">
      <style:text-properties fo:color="#0e72a4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21" style:family="text">
      <style:text-properties fo:color="#0e72a4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2" style:family="text">
      <style:text-properties fo:color="#850004" style:font-name="Courier-Bold" fo:font-size="12pt" fo:font-weight="bold" style:font-name-asian="Courier-Bold" style:font-size-asian="12pt" style:font-weight-asian="bold" style:font-name-complex="Courier-Bold" style:font-size-complex="12pt" style:font-weight-complex="bold"/>
    </style:style>
    <style:style style:name="T23" style:family="text">
      <style:text-properties fo:color="#d20035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4" style:family="text">
      <style:text-properties style:font-name="Arial" style:font-name-asian="Arial Unicode MS" style:font-name-complex="Arial Unicode MS"/>
    </style:style>
    <style:style style:name="T25" style:family="text">
      <style:text-properties fo:color="#4d4d4d" style:font-name="Georgia" fo:font-size="17pt" style:font-name-asian="Georgia" style:font-size-asian="17pt" style:font-name-complex="Georgia" style:font-size-complex="17pt"/>
    </style:style>
    <style:style style:name="T26" style:family="text">
      <style:text-properties fo:color="#4d4d4d" style:font-name="Georgia" fo:font-size="14pt" style:font-name-asian="Georgia" style:font-size-asian="14pt" style:font-name-complex="Georgia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RubyMotion coding styl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7"><text:a xlink:type="simple" xlink:href="#__RefHeading__2968_323118931" text:style-name="Index_20_Link" text:visited-style-name="Index_20_Link">0. Please use CamelCase for all declarations<text:tab/>3</text:a></text:p>
          <text:p text:style-name="P17"><text:a xlink:type="simple" xlink:href="#__RefHeading__2970_323118931" text:style-name="Index_20_Link" text:visited-style-name="Index_20_Link">1. Spaces vs. Tabs <text:tab/>3</text:a></text:p>
          <text:p text:style-name="P17"><text:a xlink:type="simple" xlink:href="#__RefHeading__2964_323118931" text:style-name="Index_20_Link" text:visited-style-name="Index_20_Link">2. Objective-C Method Overload Declarations<text:tab/>3</text:a></text:p>
          <text:p text:style-name="P17"><text:a xlink:type="simple" xlink:href="#__RefHeading__2966_323118931" text:style-name="Index_20_Link" text:visited-style-name="Index_20_Link">3. Ruby Method Declarations<text:tab/>3</text:a></text:p>
          <text:p text:style-name="P17"><text:a xlink:type="simple" xlink:href="#__RefHeading__2972_323118931" text:style-name="Index_20_Link" text:visited-style-name="Index_20_Link">4. Method Invocations<text:tab/>3</text:a></text:p>
          <text:p text:style-name="P17"><text:a xlink:type="simple" xlink:href="#__RefHeading__2974_323118931" text:style-name="Index_20_Link" text:visited-style-name="Index_20_Link">5. Spacing and indentation<text:tab/>4</text:a></text:p>
          <text:p text:style-name="P17"><text:a xlink:type="simple" xlink:href="#__RefHeading__2976_323118931" text:style-name="Index_20_Link" text:visited-style-name="Index_20_Link">6. Conditionals<text:tab/>4</text:a></text:p>
          <text:p text:style-name="P17"><text:a xlink:type="simple" xlink:href="#__RefHeading__2978_323118931" text:style-name="Index_20_Link" text:visited-style-name="Index_20_Link">7. Classes <text:tab/>5</text:a></text:p>
          <text:p text:style-name="P17"><text:a xlink:type="simple" xlink:href="#__RefHeading__2980_323118931" text:style-name="Index_20_Link" text:visited-style-name="Index_20_Link">8. Blocks and lambdas<text:tab/>6</text:a></text:p>
          <text:p text:style-name="P17"><text:a xlink:type="simple" xlink:href="#__RefHeading__2982_323118931" text:style-name="Index_20_Link" text:visited-style-name="Index_20_Link">9. Memory Management<text:tab/>6</text:a></text:p>
          <text:p text:style-name="P17"><text:a xlink:type="simple" xlink:href="#__RefHeading__2984_323118931" text:style-name="Index_20_Link" text:visited-style-name="Index_20_Link">10. One more thing<text:tab/>7</text:a></text:p>
        </text:index-body>
      </text:table-of-content>
      <text:p text:style-name="Standard"/>
      <text:p text:style-name="Standard"/>
      <text:p text:style-name="Standard"/>
      <text:p text:style-name="Standard"/>
      <text:h text:style-name="P13" text:outline-level="1"/>
      <text:h text:style-name="P15" text:outline-level="1"><text:bookmark-start text:name="__RefHeading__2968_323118931"/>0. Please use CamelCase for all declarations<text:bookmark-end text:name="__RefHeading__2968_323118931"/></text:h>
      <text:p text:style-name="Standard"><text:span text:style-name="T16">Classes</text:span> start with a <text:span text:style-name="T17">capital</text:span> letter.</text:p>
      <text:p text:style-name="Standard"><text:span text:style-name="T16">Variables</text:span> and methods start with a l<text:span text:style-name="T17">owercase </text:span>letter</text:p>
      <text:p text:style-name="Standard"><text:span text:style-name="T16">Constants</text:span> are the only exception. They must be in the <text:span text:style-name="T6">SCREAMING_SNAKE_CASE</text:span></text:p>
      <text:p text:style-name="Standard"/>
      <text:p text:style-name="Standard"/>
      <text:h text:style-name="P12" text:outline-level="1"><text:bookmark-start text:name="__RefHeading__2970_323118931"/>1. Spaces vs. Tabs <text:bookmark-end text:name="__RefHeading__2970_323118931"/></text:h>
      <text:p text:style-name="Text_20_body">Use only spaces, and indent 2 spaces at a time. We use 2 spaces since they look best beside the“def” keyword.</text:p>
      <text:p text:style-name="Standard"/>
      <text:h text:style-name="Heading_20_1" text:outline-level="1"><text:bookmark-start text:name="__RefHeading__2964_323118931"/>2. Objective-C Method Overload Declarations<text:bookmark-end text:name="__RefHeading__2964_323118931"/></text:h>
      <text:p text:style-name="Standard">Please use the same rules as for Objective-C code. Method name parts must be aligned according to the colon sign. The same rule applies to invocations.</text:p>
      <text:p text:style-name="CodeSample">def initWithFrame(frame,</text:p>
      <text:p text:style-name="CodeSample"><text:s text:c="21"/>style: style )</text:p>
      <text:p text:style-name="CodeSample"><text:s text:c="2"/>#implementation here</text:p>
      <text:p text:style-name="CodeSample">end</text:p>
      <text:p text:style-name="Standard"/>
      <text:h text:style-name="P12" text:outline-level="1"><text:bookmark-start text:name="__RefHeading__2966_323118931"/>3. Ruby Method Declarations<text:bookmark-end text:name="__RefHeading__2966_323118931"/></text:h>
      <text:p text:style-name="P1"><text:span text:style-name="T2">Use </text:span><text:span text:style-name="T5">def</text:span><text:span text:style-name="T2"> with parentheses when there are arguments. Omit the parentheses when the method doesn't accept any arguments.</text:span></text:p>
      <text:p text:style-name="Standard"/>
      <text:h text:style-name="P12" text:outline-level="1"><text:bookmark-start text:name="__RefHeading__2972_323118931"/>4. Method Invocations<text:bookmark-end text:name="__RefHeading__2972_323118931"/></text:h>
      <text:p text:style-name="Text_20_body">Please use parentheses explicitly when calling methods. </text:p>
      <text:p text:style-name="CodeSample">@table.reloadData <text:s/><text:span text:style-name="T1">## works but does not look like a function call</text:span></text:p>
      <text:p text:style-name="CodeSample">@table.reloadData()<text:span text:style-name="T18"> ## This is a lot better</text:span> </text:p>
      <text:p text:style-name="Text_20_body"/>
      <text:p text:style-name="Text_20_body">Convenience constructors without parameters should be used without parentheses since they are rather constants than methods</text:p>
      <text:p text:style-name="CodeSample">UIColor.clearColor() <text:s/><text:span text:style-name="T1">## Not good. It's actually a constant</text:span></text:p>
      <text:p text:style-name="CodeSample">UIColor.clearColor <text:s/><text:span text:style-name="T18">## That's it!</text:span></text:p>
      <text:p text:style-name="Text_20_body"/>
      <text:p text:style-name="Text_20_body">When calling C functions, <text:s/>parentheses must always be used according to the RubyMotion's documentation http://www.rubymotion.com/developer-center/guides/runtime/#_functions</text:p>
      <text:p text:style-name="P9"><text:span text:style-name="T25">“</text:span><text:span text:style-name="T26">Most functions in the iOS SDK start by a capital letter. For those who accept no argument, it is important to explicitly use parentheses when calling them, in order to avoid the expression to be evaluated as a constant lookup.</text:span><text:span text:style-name="T25">”</text:span></text:p>
      <text:h text:style-name="P14" text:outline-level="1"><text:bookmark-start text:name="__RefHeading__2974_323118931"/>5<text:span text:style-name="T24">. Spacing and indentation</text:span><text:bookmark-end text:name="__RefHeading__2974_323118931"/></text:h>
      <text:p text:style-name="Standard">Spacing and indentation must be as close to Objective-C style as possible.</text:p>
      <text:p text:style-name="Standard"/>
      <text:list xml:id="list172565388" text:style-name="L1">
        <text:list-item>
          <text:p text:style-name="P4">Please use spaces within parentheses</text:p>
          <text:p text:style-name="P19">myObject.foo(<text:span text:style-name="T1">_</text:span>arg1, arg2, arg3<text:span text:style-name="T1">_</text:span>)</text:p>
          <text:p text:style-name="P4"/>
        </text:list-item>
        <text:list-item>
          <text:p text:style-name="P4">Please separate brackets with spaces</text:p>
          <text:p text:style-name="P19">myArray = [<text:span text:style-name="T1">_</text:span>1, 2, 3, 4, 5<text:span text:style-name="T1">_</text:span>]</text:p>
          <text:p text:style-name="P4"/>
        </text:list-item>
        <text:list-item>
          <text:p text:style-name="P4">Please ident “case” branches</text:p>
          <text:p text:style-name="P19"><text:s text:c="6"/>case <text:s/>@dataType</text:p>
          <text:p text:style-name="P19"><text:s text:c="8"/>when SRAll</text:p>
          <text:p text:style-name="P19"><text:s text:c="10"/>imagePath = 'homePlaceholder.png'</text:p>
          <text:p text:style-name="P19"><text:s text:c="8"/>when SRNews</text:p>
          <text:p text:style-name="P19"><text:s text:c="10"/>imagePath = 'newsPlaceholder.jpg'</text:p>
          <text:p text:style-name="P19"><text:s text:c="8"/>when SRBlogs</text:p>
          <text:p text:style-name="P19"><text:s text:c="10"/>imagePath = 'blogPlaceholder.png'</text:p>
          <text:p text:style-name="P19"><text:s text:c="6"/>end</text:p>
          <text:p text:style-name="P4"/>
        </text:list-item>
        <text:list-item>
          <text:p text:style-name="P4">Please indent lambda implementation. Please prefer using multiline form.</text:p>
          <text:p text:style-name="P19">queue.async do</text:p>
          <text:p text:style-name="P19"><text:s/>@loader.LoadFollowingItems(item.id, count:$itemsPageSize)</text:p>
          <text:p text:style-name="P19">end</text:p>
          <text:p text:style-name="P4"/>
        </text:list-item>
        <text:list-item>
          <text:p text:style-name="P4">Language operators must be separated with spaces</text:p>
        </text:list-item>
      </text:list>
      <text:p text:style-name="Standard"/>
      <text:h text:style-name="P11" text:outline-level="1"><text:bookmark-start text:name="__RefHeading__2976_323118931"/>6. <text:span text:style-name="T24">Conditionals</text:span><text:bookmark-end text:name="__RefHeading__2976_323118931"/></text:h>
      <text:list xml:id="list1026099287" text:style-name="L2">
        <text:list-item>
          <text:p text:style-name="P5">Avoid the ternary operator (<text:span text:style-name="T1">?:</text:span>) </text:p>
        </text:list-item>
        <text:list-item>
          <text:p text:style-name="P5">Prefer “Yoda style” boolean conditions</text:p>
          <text:p text:style-name="P20">if ( 1 == n )</text:p>
        </text:list-item>
        <text:list-item>
          <text:p text:style-name="P5">Use “<text:span text:style-name="T5">unless</text:span>” keyword instead of negation operation within “if” statements</text:p>
        </text:list-item>
        <text:list-item>
          <text:p text:style-name="P5">Avoid reverse form of “if” operator</text:p>
          <text:p text:style-name="P20">myObject.foo() if ( myStatement ) </text:p>
        </text:list-item>
        <text:list-item>
          <text:p text:style-name="P6"><text:span text:style-name="T4">Never use </text:span><text:span text:style-name="T10">unless</text:span><text:span text:style-name="T4"> with </text:span><text:span text:style-name="T10">else</text:span><text:span text:style-name="T4">. Rewrite these with the positive case first.</text:span></text:p>
          <text:p text:style-name="P22"># bad</text:p>
        </text:list-item>
      </text:list>
      <text:p text:style-name="P2"><text:span text:style-name="T14">unless</text:span><text:span text:style-name="T11"> success?</text:span></text:p>
      <text:p text:style-name="P2"><text:span text:style-name="T11"><text:s text:c="2"/></text:span><text:span text:style-name="T21">puts</text:span><text:span text:style-name="T11"> </text:span><text:span text:style-name="T23">'failure'</text:span></text:p>
      <text:p text:style-name="P2">else</text:p>
      <text:p text:style-name="P2"><text:span text:style-name="T11"><text:s text:c="2"/></text:span><text:span text:style-name="T21">puts</text:span><text:span text:style-name="T11"> </text:span><text:span text:style-name="T23">'success'</text:span></text:p>
      <text:p text:style-name="P2">end</text:p>
      <text:p text:style-name="P2"/>
      <text:p text:style-name="P3"># good</text:p>
      <text:p text:style-name="P2"><text:span text:style-name="T14">if</text:span><text:span text:style-name="T11"> success?</text:span></text:p>
      <text:p text:style-name="P2"><text:span text:style-name="T11"><text:s text:c="2"/></text:span><text:span text:style-name="T21">puts</text:span><text:span text:style-name="T11"> </text:span><text:span text:style-name="T23">'success'</text:span></text:p>
      <text:p text:style-name="P2">else</text:p>
      <text:p text:style-name="P2"><text:span text:style-name="T11"><text:s text:c="2"/></text:span><text:span text:style-name="T21">puts</text:span><text:span text:style-name="T11"> </text:span><text:span text:style-name="T23">'failure'</text:span></text:p>
      <text:p text:style-name="P21"><text:span text:style-name="T15">end</text:span></text:p>
      <text:h text:style-name="P14" text:outline-level="1"><text:bookmark-start text:name="__RefHeading__2978_323118931"/>7. <text:span text:style-name="T24">Classes</text:span> <text:bookmark-end text:name="__RefHeading__2978_323118931"/></text:h>
      <text:p text:style-name="Standard">Please use Ruby <text:span text:style-name="T16">modules </text:span>instead of Objective-C <text:span text:style-name="T16">protocols </text:span>and <text:span text:style-name="T16">enums</text:span>. </text:p>
      <text:p text:style-name="CodeSample">module SRDataType <text:s/>## this is enum</text:p>
      <text:p text:style-name="CodeSample"><text:s text:c="2"/>SRAll <text:s text:c="2"/>= 0</text:p>
      <text:p text:style-name="CodeSample"><text:s text:c="2"/>SRNews <text:s/>= 1</text:p>
      <text:p text:style-name="CodeSample"><text:s text:c="2"/>SRBlogs = 2</text:p>
      <text:p text:style-name="CodeSample">end</text:p>
      <text:p text:style-name="Standard"/>
      <text:p text:style-name="Standard">Make use of all incapsulation features of ruby ( <text:span text:style-name="T5">public</text:span><text:span text:style-name="T2">, </text:span><text:span text:style-name="T5">protected</text:span><text:span text:style-name="T2">, </text:span><text:span text:style-name="T3">and</text:span><text:span text:style-name="T2"> </text:span><text:span text:style-name="T5">private</text:span><text:span text:style-name="T2"> ). </text:span></text:p>
      <text:p text:style-name="Standard"/>
      <text:p text:style-name="Standard">Native <text:span text:style-name="T16">ruby </text:span>methods must be as “<text:span text:style-name="T17">private</text:span>” as possible.</text:p>
      <text:p text:style-name="Standard"><text:span text:style-name="T16">Objective-C overloads</text:span> must be <text:span text:style-name="T17">public </text:span>to avoid interopability issues.</text:p>
      <text:p text:style-name="Standard"/>
      <text:p text:style-name="Standard">Please implement delegate callback handlers in different files for one class </text:p>
      <text:p text:style-name="CodeSample">class ReadingListController &lt; UIViewController</text:p>
      <text:p text:style-name="CodeSample"><text:s text:c="2"/>def viewDidLoad</text:p>
      <text:p text:style-name="CodeSample"><text:s text:c="4"/>super</text:p>
      <text:p text:style-name="CodeSample"><text:s text:c="4"/># view did load logic</text:p>
      <text:p text:style-name="CodeSample"><text:s text:c="2"/>end</text:p>
      <text:p text:style-name="CodeSample"/>
      <text:p text:style-name="CodeSample"><text:s text:c="2"/>def shouldAutorotateToInterfaceOrientation(interfaceOrientation)</text:p>
      <text:p text:style-name="CodeSample"><text:s text:c="4"/>return true</text:p>
      <text:p text:style-name="CodeSample"><text:s text:c="2"/>end</text:p>
      <text:p text:style-name="CodeSample"/>
      <text:p text:style-name="CodeSample"><text:s text:c="2"/>def shouldAutorotate</text:p>
      <text:p text:style-name="CodeSample"><text:s text:c="4"/>return true</text:p>
      <text:p text:style-name="CodeSample"><text:s text:c="4"/>end</text:p>
      <text:p text:style-name="CodeSample">end</text:p>
      <text:p text:style-name="CodeSample"/>
      <text:p text:style-name="CodeSample">class ReadingListController <text:span text:style-name="T18"># this should be in another file</text:span></text:p>
      <text:p text:style-name="CodeSample"><text:s text:c="2"/># table view delegate + dataSource</text:p>
      <text:p text:style-name="CodeSample"><text:s text:c="2"/>def numberOfSectionsInTableView(tableView)</text:p>
      <text:p text:style-name="CodeSample"><text:s text:c="4"/>return 1</text:p>
      <text:p text:style-name="CodeSample"><text:s text:c="2"/>end</text:p>
      <text:p text:style-name="CodeSample"/>
      <text:p text:style-name="CodeSample"><text:s text:c="2"/>def tableView( tableView,</text:p>
      <text:p text:style-name="CodeSample"><text:s text:c="6"/>numberOfRowsInSection: section)</text:p>
      <text:p text:style-name="CodeSample"/>
      <text:p text:style-name="CodeSample"><text:s text:c="4"/>if ( @data )</text:p>
      <text:p text:style-name="CodeSample"><text:s text:c="6"/>return @data.count</text:p>
      <text:p text:style-name="CodeSample"><text:s text:c="4"/>end</text:p>
      <text:p text:style-name="CodeSample"><text:s text:c="4"/>return 0</text:p>
      <text:p text:style-name="CodeSample"><text:s text:c="2"/>end</text:p>
      <text:p text:style-name="CodeSample"/>
      <text:p text:style-name="CodeSample"># other code</text:p>
      <text:p text:style-name="CodeSample">end</text:p>
      <text:p text:style-name="Text_20_body"/>
      <text:p text:style-name="Text_20_body"/>
      <text:h text:style-name="P14" text:outline-level="1"><text:bookmark-start text:name="__RefHeading__2980_323118931"/>8. <text:span text:style-name="T24">Blocks</text:span> and lambdas<text:bookmark-end text:name="__RefHeading__2980_323118931"/></text:h>
      <text:p text:style-name="Standard">Native Objective-C API can accept ruby lambdas as is.</text:p>
      <text:list xml:id="list1448868009" text:continue-list="list172565388" text:style-name="L1">
        <text:list-header>
          <text:p text:style-name="P19">queue.async do</text:p>
          <text:p text:style-name="P19"><text:s/>@loader.LoadFollowingItems(item.id, count:$itemsPageSize)</text:p>
          <text:p text:style-name="P19">end</text:p>
        </text:list-header>
      </text:list>
      <text:p text:style-name="Standard"/>
      <text:p text:style-name="Standard">In order to call Objective-C blocks from the ruby code you should use a native extension : </text:p>
      <text:p text:style-name="Standard">https://github.com/dodikk/MotionBlocks</text:p>
      <text:p text:style-name="CodeSample">helloWorldMaker = NativeFactory.alloc.init.getHelloWorldProducer()</text:p>
      <text:p text:style-name="CodeSample">greetingString = helloWorldMaker.<text:span text:style-name="T22">objc_BlockSend( [ 'Hello', 'Luke' ] )</text:span></text:p>
      <text:p text:style-name="CodeSample">puts( greetingString ) <text:s/>## Hello world from Luke.</text:p>
      <text:p text:style-name="Standard"/>
      <text:p text:style-name="Standard"/>
      <text:h text:style-name="P11" text:outline-level="1"><text:bookmark-start text:name="__RefHeading__2982_323118931"/>9. <text:span text:style-name="T24">Memory</text:span> Management<text:bookmark-end text:name="__RefHeading__2982_323118931"/></text:h>
      <text:p text:style-name="Standard">Ruby assignment operator retains objects. Object cycles are not supported by RubyMotion's garbage collector and cause memory leaks. </text:p>
      <text:p text:style-name="Standard">RubyMotion does not support weak references out of box. That's why some third-party Objective-C weak reference class must be used. You can pick any from the list below : </text:p>
      <text:list xml:id="list1179577820" text:style-name="L3">
        <text:list-item>
          <text:p text:style-name="P7">https://github.com/farcaller/motion-memorymanagement</text:p>
        </text:list-item>
        <text:list-item>
          <text:p text:style-name="P7">https://github.com/dodikk/MotionBlocks</text:p>
        </text:list-item>
      </text:list>
      <text:p text:style-name="Standard"/>
      <text:p text:style-name="Standard">Please use <text:span text:style-name="T16">WeakRef</text:span> class as a replacement for Objective-C <text:span text:style-name="T17">__weak</text:span> keyword</text:p>
      <text:p text:style-name="Standard"/>
      <text:p text:style-name="CodeSample"><text:s text:c="2"/>def setDelegate(delegate_)</text:p>
      <text:p text:style-name="CodeSample"><text:s text:c="4"/>@delegate = RMWeakRef.refWithTarget( delegate_ )</text:p>
      <text:p text:style-name="CodeSample"><text:s text:c="2"/>end</text:p>
      <text:p text:style-name="CodeSample"/>
      <text:p text:style-name="CodeSample">def getDelegate</text:p>
      <text:p text:style-name="CodeSample"><text:s text:c="2"/>return @delegate.target</text:p>
      <text:p text:style-name="CodeSample">end</text:p>
      <text:p text:style-name="Standard"/>
      <text:p text:style-name="Standard">Use ruby autorelease pools for memory critical sections </text:p>
      <text:p text:style-name="CodeSample">Kernel.autorelease_pool do</text:p>
      <text:p text:style-name="CodeSample"><text:s text:c="2"/>## memory critical code</text:p>
      <text:p text:style-name="CodeSample">end</text:p>
      <text:p text:style-name="CodeSample"/>
      <text:p text:style-name="CodeSample"># non memory critical code</text:p>
      <text:p text:style-name="CodeSample"/>
      <text:h text:style-name="P14" text:outline-level="1"><text:bookmark-start text:name="__RefHeading__2984_323118931"/>10. <text:span text:style-name="T24">One</text:span> more thing<text:bookmark-end text:name="__RefHeading__2984_323118931"/></text:h>
      <text:p text:style-name="Standard"/>
      <text:p text:style-name="Text_20_body">Always use “return” statement if a method is supposed to return some value</text:p>
      <text:p text:style-name="P10"/>
      <text:p text:style-name="P1"><text:span text:style-name="T2">Prefer double-quoted strings. Interpolation and escaped characters will always work without a delimiter change, and </text:span><text:span text:style-name="T5">'</text:span><text:span text:style-name="T2"> is a lot more common than </text:span><text:span text:style-name="T5">"</text:span><text:span text:style-name="T2"> in string literals.</text:span></text:p>
      <text:p text:style-name="Standard"/>
      <text:p text:style-name="Standard"/>
      <text:p text:style-name="P1"><text:span text:style-name="T2">Never use </text:span><text:span text:style-name="T5">for</text:span><text:span text:style-name="T2">, unless you know exactly why. Most of the time iterators should be used instead. </text:span><text:span text:style-name="T5">for</text:span><text:span text:style-name="T2"> is implemented in terms of </text:span><text:span text:style-name="T5">each</text:span><text:span text:style-name="T2"> (so you're adding a level of indirection), but with a twist - </text:span><text:span text:style-name="T5">for</text:span><text:span text:style-name="T2"> doesn't introduce a new scope (unlike </text:span><text:span text:style-name="T5">each</text:span><text:span text:style-name="T2">) and variables defined in its block will be visible outside it.</text:span></text:p>
      <text:p text:style-name="CodeSample"><text:span text:style-name="T7">arr </text:span><text:span text:style-name="T12">=</text:span><text:span text:style-name="T8"> </text:span><text:span text:style-name="T12">[</text:span><text:span text:style-name="T19">1</text:span><text:span text:style-name="T8">, </text:span><text:span text:style-name="T19">2</text:span><text:span text:style-name="T8">, </text:span><text:span text:style-name="T19">3</text:span><text:span text:style-name="T12">]</text:span></text:p>
      <text:p text:style-name="CodeSample"/>
      <text:p text:style-name="CodeSample"># bad</text:p>
      <text:p text:style-name="CodeSample"><text:span text:style-name="T13">for</text:span><text:span text:style-name="T9"> elem </text:span><text:span text:style-name="T13">in</text:span><text:span text:style-name="T9"> arr </text:span><text:span text:style-name="T13">do</text:span></text:p>
      <text:p text:style-name="CodeSample"><text:span text:style-name="T9"><text:s text:c="2"/></text:span><text:span text:style-name="T20">puts</text:span><text:span text:style-name="T9"> elem</text:span></text:p>
      <text:p text:style-name="CodeSample">end</text:p>
      <text:p text:style-name="CodeSample"/>
      <text:p text:style-name="CodeSample"># good</text:p>
      <text:p text:style-name="CodeSample"><text:span text:style-name="T9">arr</text:span><text:span text:style-name="T13">.</text:span><text:span text:style-name="T9">each { </text:span><text:span text:style-name="T13">|</text:span><text:span text:style-name="T9">elem</text:span><text:span text:style-name="T13">|</text:span><text:span text:style-name="T9"> </text:span><text:span text:style-name="T20">puts</text:span><text:span text:style-name="T9"> elem }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Sample" style:family="paragraph" style:parent-style-name="Text_20_body" style:class="text" style:master-page-name="">
      <style:paragraph-properties fo:margin-top="0in" fo:margin-bottom="0in" style:page-number="auto" fo:background-color="#ffff00" style:shadow="none">
        <style:background-image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2:54:13</meta:creation-date>
    <dc:date>2013-01-25T17:41:54</dc:date>
    <meta:editing-duration>PT4H39M</meta:editing-duration>
    <meta:editing-cycles>166</meta:editing-cycles>
    <meta:generator>LibreOffice/3.5$MacOSX_x86 LibreOffice_project/281b639-6baa1d3-ef66a77-d866f25-f36d45f</meta:generator>
    <meta:document-statistic meta:table-count="0" meta:image-count="0" meta:object-count="0" meta:page-count="7" meta:paragraph-count="152" meta:word-count="860" meta:character-count="5610" meta:non-whitespace-character-count="4925"/>
  </office:meta>
</office:document-meta>
</file>